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/>
      <style:map style:condition="cell-content()=1" style:apply-style-name="無題1" style:base-cell-address="Sheet1.AB9"/>
      <style:map style:condition="cell-content()=5" style:apply-style-name="無題4" style:base-cell-address="Sheet1.AB9"/>
      <style:map style:condition="cell-content()=3" style:apply-style-name="無題3" style:base-cell-address="Sheet1.AB9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78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78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78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78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78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78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78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1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78" office:value-type="float" office:value="1">
            <text:p>1</text:p>
          </table:table-cell>
          <table:table-cell table:number-columns-repeated="94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ffff00"/>
    </style:style>
    <style:style style:name="無題3" style:family="table-cell" style:parent-style-name="Default">
      <style:table-cell-properties fo:background-color="#00ffff"/>
    </style:style>
    <style:style style:name="無題4" style:family="table-cell" style:parent-style-name="Default">
      <style:table-cell-properties fo:background-color="#6666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6">2025/07/06</text:date>, <text:time>09:32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06T09:32:12.22</dc:date>
    <dc:creator>ra so</dc:creator>
    <meta:generator>OpenOffice/4.1.15$Win32 OpenOffice.org_project/4115m2$Build-9813</meta:generator>
    <meta:editing-duration>PT4H41M17S</meta:editing-duration>
    <meta:editing-cycles>9</meta:editing-cycles>
    <meta:document-statistic meta:table-count="1" meta:cell-count="702" meta:object-count="0"/>
  </office:meta>
</office:document-meta>
</file>